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20699" officeooo:paragraph-rsid="0012e5bd"/>
    </style:style>
    <style:style style:name="P2" style:family="paragraph" style:parent-style-name="Standard">
      <style:text-properties fo:font-size="16pt" fo:font-weight="bold" officeooo:rsid="0012e5bd" officeooo:paragraph-rsid="0012e5bd" style:font-weight-asian="bold" style:font-weight-complex="bold"/>
    </style:style>
    <style:style style:name="P3" style:family="paragraph" style:parent-style-name="Standard">
      <style:text-properties fo:font-size="14pt" fo:font-weight="bold" officeooo:rsid="00055f53" officeooo:paragraph-rsid="0012e5bd" style:font-weight-asian="bold" style:font-weight-complex="bold"/>
    </style:style>
    <style:style style:name="P4" style:family="paragraph" style:parent-style-name="Standard">
      <style:text-properties fo:font-size="14pt" fo:font-weight="bold" officeooo:rsid="0021f6b2" officeooo:paragraph-rsid="0012e5bd" style:font-weight-asian="bold" style:font-weight-complex="bold"/>
    </style:style>
    <style:style style:name="P5" style:family="paragraph" style:parent-style-name="Standard" style:list-style-name="L1">
      <style:text-properties fo:font-size="12pt" fo:font-weight="bold" officeooo:rsid="0021f6b2" officeooo:paragraph-rsid="0012e5bd" style:font-weight-asian="bold" style:font-weight-complex="bold"/>
    </style:style>
    <style:style style:name="P6" style:family="paragraph" style:parent-style-name="Standard" style:list-style-name="L1">
      <style:text-properties fo:font-weight="bold" officeooo:rsid="00220699" officeooo:paragraph-rsid="0012e5bd" style:font-weight-asian="bold" style:font-weight-complex="bold"/>
    </style:style>
    <style:style style:name="P7" style:family="paragraph" style:parent-style-name="Standard" style:list-style-name="L4">
      <style:text-properties fo:font-weight="bold" officeooo:rsid="0012e5bd" officeooo:paragraph-rsid="0012e5bd" style:font-weight-asian="bold" style:font-weight-complex="bold"/>
    </style:style>
    <style:style style:name="P8" style:family="paragraph" style:parent-style-name="Standard" style:list-style-name="L1">
      <style:text-properties officeooo:rsid="00194ddf" officeooo:paragraph-rsid="0012e5bd"/>
    </style:style>
    <style:style style:name="P9" style:family="paragraph" style:parent-style-name="Standard">
      <style:text-properties officeooo:rsid="00153f28" officeooo:paragraph-rsid="0012e5bd"/>
    </style:style>
    <style:style style:name="P10" style:family="paragraph" style:parent-style-name="Standard">
      <style:text-properties officeooo:rsid="00211abf" officeooo:paragraph-rsid="0012e5bd"/>
    </style:style>
    <style:style style:name="P11" style:family="paragraph" style:parent-style-name="Standard" style:list-style-name="L1">
      <style:text-properties officeooo:rsid="0012e5bd" officeooo:paragraph-rsid="0012e5bd"/>
    </style:style>
    <style:style style:name="P12" style:family="paragraph" style:parent-style-name="Standard" style:list-style-name="L4">
      <style:text-properties officeooo:rsid="0012e5bd" officeooo:paragraph-rsid="0012e5bd"/>
    </style:style>
    <style:style style:name="P13" style:family="paragraph" style:parent-style-name="Standard" style:list-style-name="L4">
      <style:text-properties officeooo:rsid="0013b7c2" officeooo:paragraph-rsid="0013b7c2"/>
    </style:style>
    <style:style style:name="P14" style:family="paragraph" style:parent-style-name="Standard" style:list-style-name="L4">
      <style:text-properties officeooo:rsid="0015a0e8" officeooo:paragraph-rsid="0015a0e8"/>
    </style:style>
    <style:style style:name="P15" style:family="paragraph" style:parent-style-name="Standard" style:list-style-name="L4">
      <style:text-properties officeooo:rsid="001628b8" officeooo:paragraph-rsid="001628b8"/>
    </style:style>
    <style:style style:name="P16" style:family="paragraph" style:parent-style-name="Standard" style:list-style-name="L5">
      <style:text-properties officeooo:rsid="001628b8" officeooo:paragraph-rsid="001628b8"/>
    </style:style>
    <style:style style:name="T1" style:family="text">
      <style:text-properties officeooo:rsid="0021f6b2"/>
    </style:style>
    <style:style style:name="T2" style:family="text">
      <style:text-properties officeooo:rsid="0012e5bd"/>
    </style:style>
    <style:style style:name="T3" style:family="text">
      <style:text-properties officeooo:rsid="0015a0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a del Progreso</text:p>
      <text:p text:style-name="P3"/>
      <text:p text:style-name="P3">Intro<text:span text:style-name="T1">ducción</text:span></text:p>
      <text:list xml:id="list1139836055294800492" text:style-name="L1">
        <text:list-item>
          <text:p text:style-name="P5">Definición</text:p>
          <text:list>
            <text:list-item>
              <text:p text:style-name="P11">Progreso </text:p>
              <text:list>
                <text:list-item>
                  <text:p text:style-name="P11">Las tecnologías, las maneras de pensar, las culturas evolucionan </text:p>
                </text:list-item>
                <text:list-item>
                  <text:p text:style-name="P11">Progreso → evolución positiva </text:p>
                </text:list-item>
              </text:list>
            </text:list-item>
          </text:list>
        </text:list-item>
        <text:list-item>
          <text:p text:style-name="P6">Problemática</text:p>
          <text:list>
            <text:list-item>
              <text:p text:style-name="P8">¿<text:span text:style-name="T2">Qué son las problemas de la evolución</text:span>?</text:p>
            </text:list-item>
          </text:list>
        </text:list-item>
      </text:list>
      <text:p text:style-name="P9"/>
      <text:list xml:id="list8188502658169746204" text:style-name="L4">
        <text:list-item>
          <text:p text:style-name="P7">Los recursos</text:p>
          <text:list>
            <text:list-item>
              <text:p text:style-name="P13">Doc C p. 53 </text:p>
              <text:list>
                <text:list-item>
                  <text:p text:style-name="P13">Antes, predijeron que las guerras serán por petroleo </text:p>
                  <text:list>
                    <text:list-header>
                      <text:p text:style-name="P13">La gente pensaba que no era posible </text:p>
                    </text:list-header>
                  </text:list>
                  <text:p text:style-name="P13">Hoy, hay estas guerras y predecimos que las próximas guerras serán por el agua </text:p>
                  <text:list text:continue-numbering="true">
                    <text:list-header>
                      <text:p text:style-name="P13">La gente piensa que no es posible </text:p>
                    </text:list-header>
                    <text:list-item>
                      <text:p text:style-name="P13">Significa que las mentalidades no evolucionan </text:p>
                      <text:p text:style-name="P13">→ No progreso </text:p>
                    </text:list-item>
                  </text:list>
                </text:list-item>
                <text:list-item>
                  <text:p text:style-name="P13">Pero hay personas quiénes ven eso, o esta caricatura no existiría </text:p>
                </text:list-item>
              </text:list>
            </text:list-item>
            <text:list-item>
              <text:p text:style-name="P12">Doc A p. 52 </text:p>
              <text:list>
                <text:list-item>
                  <text:p text:style-name="P12">Los recursos de la planeta no son infinitos </text:p>
                </text:list-item>
                <text:list-item>
                  <text:p text:style-name="P12">El objetivo de este artículo es de sensibilizar </text:p>
                  <text:list>
                    <text:list-item>
                      <text:p text:style-name="P12">Progreso de mentalidad </text:p>
                    </text:list-item>
                  </text:list>
                  <text:p text:style-name="P12">+ Las personas quiénes hacen este artículo proponen soluciones </text:p>
                  <text:list text:continue-numbering="true">
                    <text:list-header>
                      <text:p text:style-name="P13">Proponen un replanteamiento global de los estilos de vida </text:p>
                    </text:list-header>
                  </text:list>
                </text:list-item>
                <text:list-item>
                  <text:p text:style-name="P12">“El 20% de la humanidad consume el 80% de los recursos naturales” </text:p>
                  <text:list>
                    <text:list-item>
                      <text:p text:style-name="P12">Si continua, en el futuro no habrá más recursos </text:p>
                    </text:list-item>
                    <text:list-item>
                      <text:p text:style-name="P12">Significa que estos tiene más recursos que los otros </text:p>
                      <text:p text:style-name="P12">→ desigualdades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Las desigualdades</text:p>
          <text:list>
            <text:list-item>
              <text:p text:style-name="P13">Doc B p. 54</text:p>
              <text:list>
                <text:list-item>
                  <text:p text:style-name="P13">“El progreso puede matar”</text:p>
                </text:list-item>
                <text:list-item>
                  <text:p text:style-name="P13">Esta foto denuncia las desigualdades </text:p>
                </text:list-item>
                <text:list-item>
                  <text:p text:style-name="P13">Las evoluciones <text:span text:style-name="T3">mejoran el modo de vivir de los países ricos, pero no de los países pobres </text:span></text:p>
                  <text:list>
                    <text:list-item>
                      <text:p text:style-name="P14">El progreso aumenta las desigualdades </text:p>
                    </text:list-item>
                  </text:list>
                </text:list-item>
                <text:list-item>
                  <text:p text:style-name="P15">También el progreso no es favorable por estos </text:p>
                  <text:p text:style-name="P15">La agricultura masiva → la deforestación </text:p>
                  <text:list>
                    <text:list-item>
                      <text:p text:style-name="P15">Progreso para la economía, pero regresión para los indígenas 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4">Conclusión</text:p>
      <text:list xml:id="list1530344329753402464" text:style-name="L5">
        <text:list-item>
          <text:p text:style-name="P16">Las problemas de la evolución y del progreso son que consumamos muchos de los recursos de la tierra, y es posible que en el futuro la tierra tuviera descompuesta (sera en panne), </text:p>
        </text:list-item>
        <text:list-item>
          <text:p text:style-name="P16">Y que el progreso de nuestros condiciones de vivir provoca la regresión de los de los poblaciones pobres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42:42.239000000</meta:creation-date>
    <dc:date>2019-05-20T10:26:43.760000000</dc:date>
    <meta:editing-duration>PT13M59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9" meta:word-count="309" meta:character-count="1678" meta:non-whitespace-character-count="1415"/>
  </office:meta>
</office:document-meta>
</file>